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82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12"/>
        </table:table-row>
        <table:table-row table:style-name="ro2">
          <table:table-cell table:style-name="ce11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19"/>
        </table:table-row>
        <table:table-row table:style-name="ro2">
          <table:table-cell table:style-name="ce11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19"/>
          <table:table-cell table:style-name="ce19"/>
        </table:table-row>
        <table:table-row table:style-name="ro3">
          <table:table-cell table:style-name="ce5"/>
          <table:table-cell table:style-name="ce2"/>
          <table:table-cell table:style-name="ce1" table:number-columns-repeated="4"/>
        </table:table-row>
        <table:table-row table:style-name="ro3">
          <table:table-cell table:style-name="ce5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iode Bridge, KBPC602</text:p>
          </table:table-cell>
          <table:table-cell table:style-name="ce1"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table:number-columns-repeated="2"/>
          <table:table-cell office:value-type="string" calcext:value-type="string">
            <text:p>Can use 33 uF</text:p>
          </table:table-cell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50 pF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7,C12,C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, 0.001 uF, 10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1-R8,R10-R12,R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, 470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9,R38,R40,R42,R44,R46,R48,R51,R61,R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220, 1/4W, 5%</text:p>
          </table:table-cell>
          <table:table-cell table:number-columns-repeated="2"/>
          <table:table-cell office:value-type="string" calcext:value-type="string">
            <text:p>R73 is 470 on schematic.</text:p>
          </table:table-cell>
        </table:table-row>
        <table:table-row table:style-name="ro5">
          <table:table-cell office:value-type="string" calcext:value-type="string">
            <text:p>R32,R52,R54,R59,R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33-R34,R37,R53,R55,R63,R64,R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, 10K, 1/4W, 5%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35-R36,R60,R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470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39,R41,R43,R45,R47,R49,R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or, 39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5K, 1/4W, 5%</text:p>
          </table:table-cell>
          <table:table-cell table:number-columns-repeated="2"/>
          <table:table-cell office:value-type="string" calcext:value-type="string">
            <text:p>Or 10K</text:p>
          </table:table-cell>
        </table:table-row>
        <table:table-row table:style-name="ro3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7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8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9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1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table:number-columns-repeated="2"/>
          <table:table-cell office:value-type="string" calcext:value-type="string">
            <text:p>Tape Pulse</text:p>
          </table:table-cell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table:number-columns-repeated="2"/>
          <table:table-cell office:value-type="string" calcext:value-type="string">
            <text:p>Video</text:p>
          </table:table-cell>
        </table:table-row>
        <table:table-row table:style-name="ro5">
          <table:table-cell office:value-type="string" calcext:value-type="string">
            <text:p>D1-D10,D16-D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ode, 1N9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2"/>
          <table:table-cell office:value-type="string" calcext:value-type="string">
            <text:p>Schematic shows as D3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5 or 74LS12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6-U7,U24-U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8T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1</text:p>
          </table:table-cell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2</text:p>
          </table:table-cell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3</text:p>
          </table:table-cell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4</text:p>
          </table:table-cell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SYN600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6,U18,U2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IC, 74LS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92 or 74LS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163 or 74LS16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550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CHAR GEN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53-U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, 74LS1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 or 74LS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4</text:p>
          </table:table-cell>
          <table:table-cell table:number-columns-repeated="2"/>
          <table:table-cell office:value-type="string" calcext:value-type="string">
            <text:p>Not 74LS04?</text:p>
          </table:table-cell>
        </table:table-row>
        <table:table-row table:style-name="ro3">
          <table:table-cell office:value-type="string" calcext:value-type="string">
            <text:p>U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74 or 74LS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76 or 74LS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 or 74LS12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4 or 74LS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 or 74LS17</text:p>
          </table:table-cell>
          <table:table-cell table:number-columns-repeated="2"/>
          <table:table-cell office:value-type="string" calcext:value-type="string">
            <text:p>Schematic shows 7417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 or 74LS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table:number-columns-repeated="2"/>
          <table:table-cell office:value-type="string" calcext:value-type="string">
            <text:p>Expansion connector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TTL Serial, Tape</text:p>
          </table:table-cell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RS-232</text:p>
          </table:table-cell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Sound out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table:number-columns-repeated="2"/>
          <table:table-cell office:value-type="string" calcext:value-type="string">
            <text:p>DC Power</text:p>
          </table:table-cell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Video Output</text:p>
          </table:table-cell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Input</text:p>
          </table:table-cell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Output</text:p>
          </table:table-cell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ket, DIP, 18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3"/>
        </table:table-row>
        <table:table-row table:style-name="ro3" table:number-rows-repeated="104848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6:Sheet1.F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09:04:14.927260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4T09:55:16.753452460</dc:date>
    <meta:editing-duration>PT6H40M12S</meta:editing-duration>
    <meta:editing-cycles>73</meta:editing-cycles>
    <meta:generator>LibreOffice/6.1.5.2$Linux_ARM_EABI LibreOffice_project/10$Build-2</meta:generator>
    <meta:document-statistic meta:table-count="1" meta:cell-count="301" meta:object-count="0"/>
  </office:meta>
</office:document-meta>
</file>